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3.048cm" fo:margin-top="0cm" fo:margin-bottom="0cm" table:align="center" style:writing-mode="lr-tb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0.594cm"/>
    </style:style>
    <style:style style:name="Tabela1.C" style:family="table-column">
      <style:table-column-properties style:column-width="0.631cm"/>
    </style:style>
    <style:style style:name="Tabela1.D" style:family="table-column">
      <style:table-column-properties style:column-width="0.639cm"/>
    </style:style>
    <style:style style:name="Tabela1.E" style:family="table-column">
      <style:table-column-properties style:column-width="0.59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3.208cm" fo:margin-left="0cm" fo:margin-top="0cm" fo:margin-bottom="0cm" table:align="left" style:writing-mode="lr-tb"/>
    </style:style>
    <style:style style:name="Tabela2.A" style:family="table-column">
      <style:table-column-properties style:column-width="7.618cm"/>
    </style:style>
    <style:style style:name="Tabela2.B" style:family="table-column">
      <style:table-column-properties style:column-width="3.369cm"/>
    </style:style>
    <style:style style:name="Tabela2.C" style:family="table-column">
      <style:table-column-properties style:column-width="2.221cm"/>
    </style:style>
    <style:style style:name="Tabela2.1" style:family="table-row">
      <style:table-row-properties style:min-row-height="0.732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/>
    </style:style>
    <style:style style:name="Tabela1" style:family="table">
      <style:table-properties style:width="3.048cm" fo:margin-top="0cm" fo:margin-bottom="0cm" table:align="center" style:writing-mode="lr-tb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0.594cm"/>
    </style:style>
    <style:style style:name="Tabela1.C" style:family="table-column">
      <style:table-column-properties style:column-width="0.631cm"/>
    </style:style>
    <style:style style:name="Tabela1.D" style:family="table-column">
      <style:table-column-properties style:column-width="0.639cm"/>
    </style:style>
    <style:style style:name="Tabela1.E" style:family="table-column">
      <style:table-column-properties style:column-width="0.59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5.621cm" fo:margin-left="0.009cm" fo:margin-top="0cm" fo:margin-bottom="0cm" table:align="left" style:writing-mode="lr-tb"/>
    </style:style>
    <style:style style:name="Tabela3.A" style:family="table-column">
      <style:table-column-properties style:column-width="2.413cm"/>
    </style:style>
    <style:style style:name="Tabela3.B" style:family="table-column">
      <style:table-column-properties style:column-width="13.206cm"/>
    </style:style>
    <style:style style:name="Tabela3.1" style:family="table-row">
      <style:table-row-properties style:min-row-height="0.755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Tabela3.2" style:family="table-row">
      <style:table-row-properties style:min-row-height="0.732cm" fo:keep-together="auto"/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3.208cm" fo:margin-left="0cm" fo:margin-top="0cm" fo:margin-bottom="0cm" table:align="left" style:writing-mode="lr-tb"/>
    </style:style>
    <style:style style:name="Tabela2.A" style:family="table-column">
      <style:table-column-properties style:column-width="7.618cm"/>
    </style:style>
    <style:style style:name="Tabela2.B" style:family="table-column">
      <style:table-column-properties style:column-width="3.369cm"/>
    </style:style>
    <style:style style:name="Tabela2.C" style:family="table-column">
      <style:table-column-properties style:column-width="2.221cm"/>
    </style:style>
    <style:style style:name="Tabela2.1" style:family="table-row">
      <style:table-row-properties style:min-row-height="0.732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/>
    </style:style>
    <style:style style:name="Tabela1" style:family="table">
      <style:table-properties style:width="3.048cm" fo:margin-top="0cm" fo:margin-bottom="0cm" table:align="center" style:writing-mode="lr-tb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0.594cm"/>
    </style:style>
    <style:style style:name="Tabela1.C" style:family="table-column">
      <style:table-column-properties style:column-width="0.631cm"/>
    </style:style>
    <style:style style:name="Tabela1.D" style:family="table-column">
      <style:table-column-properties style:column-width="0.639cm"/>
    </style:style>
    <style:style style:name="Tabela1.E" style:family="table-column">
      <style:table-column-properties style:column-width="0.59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2.981cm" fo:margin-top="0cm" fo:margin-bottom="0cm" table:align="center" style:writing-mode="lr-tb"/>
    </style:style>
    <style:style style:name="Tabela4.A" style:family="table-column">
      <style:table-column-properties style:column-width="0.596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3.053cm" fo:margin-left="0cm" fo:margin-top="0cm" fo:margin-bottom="0cm" table:align="left" style:writing-mode="lr-tb"/>
    </style:style>
    <style:style style:name="Tabela5.A" style:family="table-column">
      <style:table-column-properties style:column-width="7.474cm"/>
    </style:style>
    <style:style style:name="Tabela5.B" style:family="table-column">
      <style:table-column-properties style:column-width="3.38cm"/>
    </style:style>
    <style:style style:name="Tabela5.C" style:family="table-column">
      <style:table-column-properties style:column-width="2.2cm"/>
    </style:style>
    <style:style style:name="Tabela5.1" style:family="table-row">
      <style:table-row-properties style:min-row-height="0.732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/>
    </style:style>
    <style:style style:name="Tabela4" style:family="table">
      <style:table-properties style:width="2.981cm" fo:margin-top="0cm" fo:margin-bottom="0cm" table:align="center" style:writing-mode="lr-tb"/>
    </style:style>
    <style:style style:name="Tabela4.A" style:family="table-column">
      <style:table-column-properties style:column-width="0.596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5.744cm" fo:margin-left="0.009cm" fo:margin-top="0cm" fo:margin-bottom="0cm" table:align="left" style:writing-mode="lr-tb"/>
    </style:style>
    <style:style style:name="Tabela6.A" style:family="table-column">
      <style:table-column-properties style:column-width="2.312cm"/>
    </style:style>
    <style:style style:name="Tabela6.B" style:family="table-column">
      <style:table-column-properties style:column-width="13.43cm"/>
    </style:style>
    <style:style style:name="Tabela6.1" style:family="table-row">
      <style:table-row-properties style:min-row-height="0.755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6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Tabela6.2" style:family="table-row">
      <style:table-row-properties style:min-row-height="0.732cm" fo:keep-together="auto"/>
    </style:style>
    <style:style style:name="Tabela6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" style:family="table">
      <style:table-properties style:width="13.053cm" fo:margin-left="0cm" fo:margin-top="0cm" fo:margin-bottom="0cm" table:align="left" style:writing-mode="lr-tb"/>
    </style:style>
    <style:style style:name="Tabela5.A" style:family="table-column">
      <style:table-column-properties style:column-width="7.474cm"/>
    </style:style>
    <style:style style:name="Tabela5.B" style:family="table-column">
      <style:table-column-properties style:column-width="3.38cm"/>
    </style:style>
    <style:style style:name="Tabela5.C" style:family="table-column">
      <style:table-column-properties style:column-width="2.2cm"/>
    </style:style>
    <style:style style:name="Tabela5.1" style:family="table-row">
      <style:table-row-properties style:min-row-height="0.732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/>
    </style:style>
    <style:style style:name="Tabela4" style:family="table">
      <style:table-properties style:width="2.981cm" fo:margin-top="0cm" fo:margin-bottom="0cm" table:align="center" style:writing-mode="lr-tb"/>
    </style:style>
    <style:style style:name="Tabela4.A" style:family="table-column">
      <style:table-column-properties style:column-width="0.596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2.981cm" fo:margin-top="0cm" fo:margin-bottom="0cm" table:align="center" style:writing-mode="lr-tb"/>
    </style:style>
    <style:style style:name="Tabela7.A" style:family="table-column">
      <style:table-column-properties style:column-width="0.596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3.053cm" fo:margin-left="0cm" fo:margin-top="0cm" fo:margin-bottom="0cm" table:align="left" style:writing-mode="lr-tb"/>
    </style:style>
    <style:style style:name="Tabela8.A" style:family="table-column">
      <style:table-column-properties style:column-width="7.474cm"/>
    </style:style>
    <style:style style:name="Tabela8.B" style:family="table-column">
      <style:table-column-properties style:column-width="3.38cm"/>
    </style:style>
    <style:style style:name="Tabela8.C" style:family="table-column">
      <style:table-column-properties style:column-width="2.2cm"/>
    </style:style>
    <style:style style:name="Tabela8.1" style:family="table-row">
      <style:table-row-properties style:min-row-height="0.732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/>
    </style:style>
    <style:style style:name="Tabela7" style:family="table">
      <style:table-properties style:width="2.981cm" fo:margin-top="0cm" fo:margin-bottom="0cm" table:align="center" style:writing-mode="lr-tb"/>
    </style:style>
    <style:style style:name="Tabela7.A" style:family="table-column">
      <style:table-column-properties style:column-width="0.596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5.744cm" fo:margin-left="0.009cm" fo:margin-top="0cm" fo:margin-bottom="0cm" table:align="left" style:writing-mode="lr-tb"/>
    </style:style>
    <style:style style:name="Tabela9.A" style:family="table-column">
      <style:table-column-properties style:column-width="2.312cm"/>
    </style:style>
    <style:style style:name="Tabela9.B" style:family="table-column">
      <style:table-column-properties style:column-width="13.43cm"/>
    </style:style>
    <style:style style:name="Tabela9.1" style:family="table-row">
      <style:table-row-properties style:min-row-height="0.755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9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Tabela9.2" style:family="table-row">
      <style:table-row-properties style:min-row-height="0.732cm" fo:keep-together="auto"/>
    </style:style>
    <style:style style:name="Tabela9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8" style:family="table">
      <style:table-properties style:width="13.053cm" fo:margin-left="0cm" fo:margin-top="0cm" fo:margin-bottom="0cm" table:align="left" style:writing-mode="lr-tb"/>
    </style:style>
    <style:style style:name="Tabela8.A" style:family="table-column">
      <style:table-column-properties style:column-width="7.474cm"/>
    </style:style>
    <style:style style:name="Tabela8.B" style:family="table-column">
      <style:table-column-properties style:column-width="3.38cm"/>
    </style:style>
    <style:style style:name="Tabela8.C" style:family="table-column">
      <style:table-column-properties style:column-width="2.2cm"/>
    </style:style>
    <style:style style:name="Tabela8.1" style:family="table-row">
      <style:table-row-properties style:min-row-height="0.732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/>
    </style:style>
    <style:style style:name="Tabela7" style:family="table">
      <style:table-properties style:width="2.981cm" fo:margin-top="0cm" fo:margin-bottom="0cm" table:align="center" style:writing-mode="lr-tb"/>
    </style:style>
    <style:style style:name="Tabela7.A" style:family="table-column">
      <style:table-column-properties style:column-width="0.596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7.832cm" fo:margin-left="0cm" fo:margin-top="0cm" fo:margin-bottom="0cm" table:align="left" style:writing-mode="lr-tb"/>
    </style:style>
    <style:style style:name="Tabela10.A" style:family="table-column">
      <style:table-column-properties style:column-width="5.711cm"/>
    </style:style>
    <style:style style:name="Tabela10.B" style:family="table-column">
      <style:table-column-properties style:column-width="0.637cm"/>
    </style:style>
    <style:style style:name="Tabela10.C" style:family="table-column">
      <style:table-column-properties style:column-width="1.483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cm" fo:padding-right="0.079cm" fo:padding-top="0cm" fo:padding-bottom="0cm" fo:border="none">
        <style:background-image/>
      </style:table-cell-properties>
    </style:style>
    <style:style style:name="Tabela10.B1" style:family="table-cell">
      <style:table-cell-properties fo:background-color="#ffffff" fo:padding-left="0.079cm" fo:padding-right="0.079cm" fo:padding-top="0cm" fo:padding-bottom="0cm" fo:border="none">
        <style:background-image/>
      </style:table-cell-properties>
    </style:style>
    <style:style style:name="Tabela10.C1" style:family="table-cell">
      <style:table-cell-properties fo:background-color="#ffffff" fo:padding-left="0.079cm" fo:padding-right="0cm" fo:padding-top="0cm" fo:padding-bottom="0cm" fo:border="none">
        <style:background-image/>
      </style:table-cell-properties>
    </style:style>
    <style:style style:name="Tabela11" style:family="table">
      <style:table-properties style:width="2.981cm" fo:margin-top="0cm" fo:margin-bottom="0cm" table:align="center" style:writing-mode="lr-tb"/>
    </style:style>
    <style:style style:name="Tabela11.A" style:family="table-column">
      <style:table-column-properties style:column-width="0.596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3.077cm" fo:margin-left="0cm" fo:margin-top="0cm" fo:margin-bottom="0cm" table:align="left" style:writing-mode="lr-tb"/>
    </style:style>
    <style:style style:name="Tabela12.A" style:family="table-column">
      <style:table-column-properties style:column-width="7.498cm"/>
    </style:style>
    <style:style style:name="Tabela12.B" style:family="table-column">
      <style:table-column-properties style:column-width="3.378cm"/>
    </style:style>
    <style:style style:name="Tabela12.C" style:family="table-column">
      <style:table-column-properties style:column-width="2.201cm"/>
    </style:style>
    <style:style style:name="Tabela12.1" style:family="table-row">
      <style:table-row-properties style:min-row-height="0.732cm"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/>
    </style:style>
    <style:style style:name="Tabela11" style:family="table">
      <style:table-properties style:width="2.981cm" fo:margin-top="0cm" fo:margin-bottom="0cm" table:align="center" style:writing-mode="lr-tb"/>
    </style:style>
    <style:style style:name="Tabela11.A" style:family="table-column">
      <style:table-column-properties style:column-width="0.596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Tabela13" style:family="table">
      <style:table-properties style:width="15.744cm" fo:margin-left="0.009cm" fo:margin-top="0cm" fo:margin-bottom="0cm" table:align="left" style:writing-mode="lr-tb"/>
    </style:style>
    <style:style style:name="Tabela13.A" style:family="table-column">
      <style:table-column-properties style:column-width="2.286cm"/>
    </style:style>
    <style:style style:name="Tabela13.B" style:family="table-column">
      <style:table-column-properties style:column-width="13.457cm"/>
    </style:style>
    <style:style style:name="Tabela13.1" style:family="table-row">
      <style:table-row-properties style:min-row-height="0.755cm"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3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Tabela13.2" style:family="table-row">
      <style:table-row-properties style:min-row-height="0.732cm" fo:keep-together="auto"/>
    </style:style>
    <style:style style:name="Tabela13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" style:family="table">
      <style:table-properties style:width="7.832cm" fo:margin-left="0cm" fo:margin-top="0cm" fo:margin-bottom="0cm" table:align="left" style:writing-mode="lr-tb"/>
    </style:style>
    <style:style style:name="Tabela10.A" style:family="table-column">
      <style:table-column-properties style:column-width="5.711cm"/>
    </style:style>
    <style:style style:name="Tabela10.B" style:family="table-column">
      <style:table-column-properties style:column-width="0.637cm"/>
    </style:style>
    <style:style style:name="Tabela10.C" style:family="table-column">
      <style:table-column-properties style:column-width="1.483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cm" fo:padding-right="0.079cm" fo:padding-top="0cm" fo:padding-bottom="0cm" fo:border="none">
        <style:background-image/>
      </style:table-cell-properties>
    </style:style>
    <style:style style:name="Tabela10.B1" style:family="table-cell">
      <style:table-cell-properties fo:background-color="#ffffff" fo:padding-left="0.079cm" fo:padding-right="0.079cm" fo:padding-top="0cm" fo:padding-bottom="0cm" fo:border="none">
        <style:background-image/>
      </style:table-cell-properties>
    </style:style>
    <style:style style:name="Tabela10.C1" style:family="table-cell">
      <style:table-cell-properties fo:background-color="#ffffff" fo:padding-left="0.079cm" fo:padding-right="0cm" fo:padding-top="0cm" fo:padding-bottom="0cm" fo:border="none">
        <style:background-image/>
      </style:table-cell-properties>
    </style:style>
    <style:style style:name="Tabela12" style:family="table">
      <style:table-properties style:width="13.077cm" fo:margin-left="0cm" fo:margin-top="0cm" fo:margin-bottom="0cm" table:align="left" style:writing-mode="lr-tb"/>
    </style:style>
    <style:style style:name="Tabela12.A" style:family="table-column">
      <style:table-column-properties style:column-width="7.498cm"/>
    </style:style>
    <style:style style:name="Tabela12.B" style:family="table-column">
      <style:table-column-properties style:column-width="3.378cm"/>
    </style:style>
    <style:style style:name="Tabela12.C" style:family="table-column">
      <style:table-column-properties style:column-width="2.201cm"/>
    </style:style>
    <style:style style:name="Tabela12.1" style:family="table-row">
      <style:table-row-properties style:min-row-height="0.732cm"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/>
    </style:style>
    <style:style style:name="Tabela11" style:family="table">
      <style:table-properties style:width="2.981cm" fo:margin-top="0cm" fo:margin-bottom="0cm" table:align="center" style:writing-mode="lr-tb"/>
    </style:style>
    <style:style style:name="Tabela11.A" style:family="table-column">
      <style:table-column-properties style:column-width="0.596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dashed #000000" style:shadow="none"/>
    </style:style>
    <style:style style:name="P2" style:family="paragraph" style:parent-style-name="Standard">
      <style:paragraph-properties fo:padding-left="0.141cm" fo:padding-right="0.141cm" fo:padding-top="0.035cm" fo:padding-bottom="0.035cm" fo:border="0.51pt dashed #000000" style:shadow="none"/>
    </style:style>
    <style:style style:name="P3" style:family="paragraph" style:parent-style-name="Standard">
      <style:text-properties style:font-name="Calibri" style:font-name-complex="Calibri1"/>
    </style:style>
    <style:style style:name="P4" style:family="paragraph" style:parent-style-name="Standard">
      <style:paragraph-properties fo:text-align="justify" style:justify-single-word="false" fo:orphans="0" fo:widows="0"/>
      <style:text-properties style:font-name="Calibri" style:font-name-complex="Calibri1"/>
    </style:style>
    <style:style style:name="P5" style:family="paragraph" style:parent-style-name="Standard">
      <style:paragraph-properties fo:orphans="0" fo:widows="0"/>
      <style:text-properties style:font-name="Calibri" style:font-name-complex="Calibri1"/>
    </style:style>
    <style:style style:name="P6" style:family="paragraph" style:parent-style-name="Standard">
      <style:paragraph-properties fo:text-align="end" style:justify-single-word="false" fo:orphans="0" fo:widows="0"/>
      <style:text-properties style:font-name="Calibri" style:font-name-complex="Calibri1"/>
    </style:style>
    <style:style style:name="P7" style:family="paragraph" style:parent-style-name="Standard">
      <style:paragraph-properties fo:orphans="0" fo:widows="0"/>
      <style:text-properties style:font-name="Calibri" fo:font-weight="bold" style:font-weight-asian="bold" style:font-name-complex="Calibri1"/>
    </style:style>
    <style:style style:name="P8" style:family="paragraph" style:parent-style-name="Standard">
      <style:paragraph-properties fo:orphans="0" fo:widows="0"/>
      <style:text-properties style:font-name="Calibri" fo:language="pt" fo:country="PT" style:font-name-complex="Calibri1"/>
    </style:style>
    <style:style style:name="P9" style:family="paragraph" style:parent-style-name="Standard">
      <style:text-properties style:font-name="Calibri" fo:language="pt" fo:country="PT" style:font-name-complex="Calibri1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text-align="justify" style:justify-single-word="false" fo:orphans="0" fo:widows="0"/>
    </style:style>
    <style:style style:name="P12" style:family="paragraph" style:parent-style-name="Standard">
      <style:paragraph-properties fo:text-align="end" style:justify-single-word="false" fo:orphans="0" fo:widows="0"/>
    </style:style>
    <style:style style:name="P13" style:family="paragraph" style:parent-style-name="Standard">
      <style:paragraph-properties fo:orphans="0" fo:widows="0"/>
      <style:text-properties fo:color="#0f1111" loext:opacity="100%" style:font-name="Arial" fo:font-size="10.5pt" style:font-size-asian="10.5pt" style:font-name-complex="Arial1" style:font-size-complex="10.5pt"/>
    </style:style>
    <style:style style:name="T1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2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name-complex="Calibri1" style:font-size-complex="11pt"/>
    </style:style>
    <style:style style:name="T3" style:family="text">
      <style:text-properties style:font-name="Calibri" fo:font-size="14pt" fo:language="pt" fo:country="PT" style:text-underline-style="solid" style:text-underline-width="auto" style:text-underline-color="font-color" fo:font-weight="bold" style:font-size-asian="14pt" style:font-weight-asian="bold" style:font-name-complex="Calibri1" style:font-size-complex="11pt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fo:language="pt" fo:country="PT" fo:font-style="italic" style:font-style-asian="italic" style:font-name-complex="Calibri1"/>
    </style:style>
    <style:style style:name="T7" style:family="text">
      <style:text-properties style:font-name="Calibri" style:text-underline-style="solid" style:text-underline-width="auto" style:text-underline-color="font-color" style:font-name-complex="Calibri1"/>
    </style:style>
    <style:style style:name="T8" style:family="text">
      <style:text-properties fo:color="#0f1111" loext:opacity="100%" style:font-name="Calibri" fo:font-size="10.5pt" fo:language="en" fo:country="US" style:text-underline-style="solid" style:text-underline-width="auto" style:text-underline-color="font-color" style:letter-kerning="false" style:font-name-asian="Times New Roman1" style:font-size-asian="10.5pt" style:font-name-complex="Calibri1" style:font-size-complex="10.5pt"/>
    </style:style>
    <style:style style:name="T9" style:family="text">
      <style:text-properties fo:color="#0f1111" loext:opacity="100%" style:font-name="Calibri" fo:font-size="10.5pt" style:font-size-asian="10.5pt" style:font-name-complex="Calibri1" style:font-size-complex="10.5pt"/>
    </style:style>
    <style:style style:name="T10" style:family="text">
      <style:text-properties fo:color="#0f1111" loext:opacity="100%" style:font-name="Calibri" fo:font-size="10.5pt" style:text-underline-style="solid" style:text-underline-width="auto" style:text-underline-color="font-color" style:font-size-asian="10.5pt" style:font-name-complex="Calibri1" style:font-size-complex="10.5pt"/>
    </style:style>
    <style:style style:name="T11" style:family="text">
      <style:text-properties fo:color="#0f1111" loext:opacity="100%" style:font-name="Arial" fo:font-size="10.5pt" style:font-size-asian="10.5pt" style:font-name-complex="Arial1" style:font-size-complex="10.5pt"/>
    </style:style>
    <style:style style:name="T12" style:family="text">
      <style:text-properties fo:font-size="12pt" fo:language="en" fo:country="US" style:letter-kerning="false" style:font-name-asian="Times New Roman1" style:font-size-asian="12pt" style:font-name-complex="Times New Roman1" style:font-size-complex="12pt"/>
    </style:style>
    <style:style style:name="T13" style:family="text">
      <style:text-properties fo:font-size="12pt" fo:language="en" fo:country="US" officeooo:rsid="0017bb6b" style:letter-kerning="false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ability test</text:span></text:p>
      <text:p text:style-name="P2"><text:span text:style-name="T1"><text:tab/><text:tab/><text:tab/><text:tab/><text:tab/>Lusitravel</text:span></text:p>
      <text:p text:style-name="Standard"/>
      <text:p text:style-name="Standard"><text:span text:style-name="T2">Tasks:</text:span></text:p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rows-spanned="2" office:value-type="string">
            <text:p text:style-name="P10"><text:span text:style-name="T4">Task 1</text:span></text:p>
          </table:table-cell>
          <table:table-cell table:style-name="Tabela3.B1" office:value-type="string">
            <text:p text:style-name="P11"><text:span text:style-name="T5">Faz uma pesquisa para encontrares restaurantes no distrito de Aveiro e no Concelho de Aveiro.</text:span></text:p>
            <text:p text:style-name="P4"/>
            <text:p text:style-name="P10"><text:span text:style-name="T5">Utilizador 1 → 4</text:span></text:p>
            <text:p text:style-name="P10"><text:span text:style-name="T5">Utilizador 2 → 4</text:span></text:p>
            <text:p text:style-name="P10"><text:span text:style-name="T7">Utilizador 3 →3</text:span></text:p>
            <text:p text:style-name="P10"><text:span text:style-name="T8">Utilizador 4 → 4</text:span></text:p>
            <text:p text:style-name="P10"><text:span text:style-name="T8">Utilizador 5 → 4</text:span></text:p>
            <text:p text:style-name="P10"><text:span text:style-name="T8">Utilizador 6 → 5</text:span></text:p>
            <text:p text:style-name="P10"><text:span text:style-name="T8">Utilizador 7 → 5</text:span></text:p>
          </table:table-cell>
        </table:table-row>
        <table:table-row table:style-name="Tabela3.2">
          <table:covered-table-cell table:style-name="Tabela3.A1"/>
          <table:table-cell table:style-name="Tabela3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 table:style-name="Tabela2.1">
                <table:table-cell table:style-name="Tabela2.A1" office:value-type="string">
                  <text:p text:style-name="P12"><text:span text:style-name="T5">Very difficult</text:span></text:p>
                </table:table-cell>
                <table:table-cell table:style-name="Tabela2.A1" office:value-type="string">
                  <table:table table:name="Tabela1" table:style-name="Tabela1">
                    <table:table-column table:style-name="Tabela1.A"/>
                    <table:table-column table:style-name="Tabela1.B"/>
                    <table:table-column table:style-name="Tabela1.C"/>
                    <table:table-column table:style-name="Tabela1.D"/>
                    <table:table-column table:style-name="Tabela1.E"/>
                    <table:table-row table:style-name="Tabela1.1">
                      <table:table-cell table:style-name="Tabela1.A1" office:value-type="string">
                        <text:p text:style-name="P10"><text:span text:style-name="T5">1</text:span></text:p>
                      </table:table-cell>
                      <table:table-cell table:style-name="Tabela1.A1" office:value-type="string">
                        <text:p text:style-name="P10"><text:span text:style-name="T5">2</text:span></text:p>
                      </table:table-cell>
                      <table:table-cell table:style-name="Tabela1.A1" office:value-type="string">
                        <text:p text:style-name="P10"><text:span text:style-name="T5">3</text:span></text:p>
                      </table:table-cell>
                      <table:table-cell table:style-name="Tabela1.A1" office:value-type="string">
                        <text:p text:style-name="P10"><text:span text:style-name="T5">4</text:span></text:p>
                      </table:table-cell>
                      <table:table-cell table:style-name="Tabela1.A1" office:value-type="string">
                        <text:p text:style-name="P10"><text:span text:style-name="T5">5</text:span></text:p>
                      </table:table-cell>
                    </table:table-row>
                  </table:table>
                  <text:p text:style-name="P5"/>
                </table:table-cell>
                <table:table-cell table:style-name="Tabela2.A1" office:value-type="string">
                  <text:p text:style-name="P10"><text:span text:style-name="T5">Very easy</text:span></text:p>
                </table:table-cell>
              </table:table-row>
            </table:table>
            <text:p text:style-name="P8"/>
          </table:table-cell>
        </table:table-row>
      </table:table>
      <text:p text:style-name="P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rows-spanned="2" office:value-type="string">
            <text:p text:style-name="P10"><text:span text:style-name="T4">Task 2</text:span></text:p>
          </table:table-cell>
          <table:table-cell table:style-name="Tabela6.B1" office:value-type="string">
            <text:p text:style-name="P11"><text:span text:style-name="T5">Após essa pesquisa adiciona o restaurante ‘Pocco Locco’, aos teus favoritos.</text:span></text:p>
            <text:p text:style-name="P4"/>
            <text:p text:style-name="P10"><text:span text:style-name="T5">Utilizador 1 → 4</text:span></text:p>
            <text:p text:style-name="P10"><text:span text:style-name="T5">Utilizador 2 → 5</text:span></text:p>
            <text:p text:style-name="P10"><text:span text:style-name="T7">Utilizador 3 →5</text:span></text:p>
            <text:p text:style-name="P10"><text:span text:style-name="T8">Utilizador 4 → 5</text:span></text:p>
            <text:p text:style-name="P10"><text:span text:style-name="T8">Utilizador 5 → 4</text:span></text:p>
            <text:p text:style-name="P10"><text:span text:style-name="T8">Utilizador 6 → 4</text:span></text:p>
            <text:p text:style-name="P10"><text:span text:style-name="T8">Utilizador 7 → 5</text:span></text:p>
          </table:table-cell>
        </table:table-row>
        <table:table-row table:style-name="Tabela6.2">
          <table:covered-table-cell table:style-name="Tabela6.A1"/>
          <table:table-cell table:style-name="Tabela6.B2" office:value-type="string"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row table:style-name="Tabela5.1">
                <table:table-cell table:style-name="Tabela5.A1" office:value-type="string">
                  <text:p text:style-name="P12"><text:span text:style-name="T5">Very difficult</text:span></text:p>
                </table:table-cell>
                <table:table-cell table:style-name="Tabela5.A1" office:value-type="string">
                  <table:table table:name="Tabela4" table:style-name="Tabela4">
                    <table:table-column table:style-name="Tabela4.A" table:number-columns-repeated="5"/>
                    <table:table-row table:style-name="Tabela4.1">
                      <table:table-cell table:style-name="Tabela4.A1" office:value-type="string">
                        <text:p text:style-name="P10"><text:span text:style-name="T5">1</text:span></text:p>
                      </table:table-cell>
                      <table:table-cell table:style-name="Tabela4.A1" office:value-type="string">
                        <text:p text:style-name="P10"><text:span text:style-name="T5">2</text:span></text:p>
                      </table:table-cell>
                      <table:table-cell table:style-name="Tabela4.A1" office:value-type="string">
                        <text:p text:style-name="P10"><text:span text:style-name="T5">3</text:span></text:p>
                      </table:table-cell>
                      <table:table-cell table:style-name="Tabela4.A1" office:value-type="string">
                        <text:p text:style-name="P10"><text:span text:style-name="T5">4</text:span></text:p>
                      </table:table-cell>
                      <table:table-cell table:style-name="Tabela4.A1" office:value-type="string">
                        <text:p text:style-name="P10"><text:span text:style-name="T5">5</text:span></text:p>
                      </table:table-cell>
                    </table:table-row>
                  </table:table>
                  <text:p text:style-name="P5"/>
                </table:table-cell>
                <table:table-cell table:style-name="Tabela5.A1" office:value-type="string">
                  <text:p text:style-name="P10"><text:span text:style-name="T5">Very easy</text:span></text:p>
                </table:table-cell>
              </table:table-row>
            </table:table>
            <text:p text:style-name="P6"/>
          </table:table-cell>
        </table:table-row>
      </table:table>
      <text:p text:style-name="P3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rows-spanned="2" office:value-type="string">
            <text:p text:style-name="P10"><text:span text:style-name="T4">Task 3</text:span></text:p>
          </table:table-cell>
          <table:table-cell table:style-name="Tabela9.B1" office:value-type="string">
            <text:p text:style-name="P11"><text:span text:style-name="T5">Imagina agora que és um empresario dono do restaurante ‘Sal na brasa’ e pretendes registar a tua empresa no nosso website. Regista a empresa tendo em conta as seguintes informações:</text:span></text:p>
            <text:p text:style-name="P4"/>
            <text:p text:style-name="P11"><text:span text:style-name="T5">Nome da empresa: Sal na brasa</text:span></text:p>
            <text:p text:style-name="P11"><text:span text:style-name="T5">Email: </text:span><text:a xlink:type="simple" xlink:href="mailto:5maravilhas@gmail.com" text:style-name="Internet_20_link" text:visited-style-name="Visited_20_Internet_20_Link"><text:span text:style-name="Internet_20_link"><text:span text:style-name="T5">5maravilhas@gmail.com</text:span></text:span></text:a></text:p>
            <text:p text:style-name="P11"><text:span text:style-name="T5">Número:232854123</text:span></text:p>
            <text:p text:style-name="P11"><text:span text:style-name="T5">CAE: 111111111</text:span></text:p>
            <text:p text:style-name="P11"><text:span text:style-name="T5">NIF: 23456789</text:span></text:p>
            <text:p text:style-name="P11"><text:span text:style-name="T5">Morada: Avenida lr peixinho Aveiro </text:span></text:p>
            <text:p text:style-name="P4"/>
            <text:p text:style-name="P11"><text:span text:style-name="T5">Utilizador 1 → 3</text:span></text:p>
            <text:p text:style-name="P11"><text:span text:style-name="T5">Utilizador 2 → 5</text:span></text:p>
            <text:p text:style-name="P11"><text:span text:style-name="T7">Utilizador 3 →5</text:span></text:p>
            <text:p text:style-name="P11"><text:span text:style-name="T8">Utilizador 4 → 4</text:span></text:p>
            <text:p text:style-name="P11"><text:span text:style-name="T8">Utilizador 5 → 5</text:span></text:p>
            <text:p text:style-name="P11"><text:span text:style-name="T8">Utilizador 6 → 5</text:span></text:p>
            <text:p text:style-name="P11"><text:span text:style-name="T8">Utilizador 7 → 5</text:span></text:p>
            <text:p text:style-name="P10"><text:soft-page-break/><text:span text:style-name="T5">------------------------------------------------------------------------------------------</text:span></text:p>
          </table:table-cell>
        </table:table-row>
        <table:table-row table:style-name="Tabela9.2">
          <table:covered-table-cell table:style-name="Tabela9.A1"/>
          <table:table-cell table:style-name="Tabela9.B2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row table:style-name="Tabela8.1">
                <table:table-cell table:style-name="Tabela8.A1" office:value-type="string">
                  <text:p text:style-name="P12"><text:span text:style-name="T5">Very difficult</text:span></text:p>
                </table:table-cell>
                <table:table-cell table:style-name="Tabela8.A1" office:value-type="string">
                  <table:table table:name="Tabela7" table:style-name="Tabela7">
                    <table:table-column table:style-name="Tabela7.A" table:number-columns-repeated="5"/>
                    <table:table-row table:style-name="Tabela7.1">
                      <table:table-cell table:style-name="Tabela7.A1" office:value-type="string">
                        <text:p text:style-name="P10"><text:span text:style-name="T5">1</text:span></text:p>
                      </table:table-cell>
                      <table:table-cell table:style-name="Tabela7.A1" office:value-type="string">
                        <text:p text:style-name="P10"><text:span text:style-name="T5">2</text:span></text:p>
                      </table:table-cell>
                      <table:table-cell table:style-name="Tabela7.A1" office:value-type="string">
                        <text:p text:style-name="P10"><text:span text:style-name="T5">3</text:span></text:p>
                      </table:table-cell>
                      <table:table-cell table:style-name="Tabela7.A1" office:value-type="string">
                        <text:p text:style-name="P10"><text:span text:style-name="T5">4</text:span></text:p>
                      </table:table-cell>
                      <table:table-cell table:style-name="Tabela7.A1" office:value-type="string">
                        <text:p text:style-name="P10"><text:span text:style-name="T5">5</text:span></text:p>
                      </table:table-cell>
                    </table:table-row>
                  </table:table>
                  <text:p text:style-name="P5"/>
                </table:table-cell>
                <table:table-cell table:style-name="Tabela8.A1" office:value-type="string">
                  <text:p text:style-name="P10"><text:span text:style-name="T5">Very easy</text:span></text:p>
                </table:table-cell>
              </table:table-row>
            </table:table>
            <text:p text:style-name="P6"/>
          </table:table-cell>
        </table:table-row>
      </table:table>
      <text:p text:style-name="P3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rows-spanned="2" office:value-type="string">
            <text:p text:style-name="P10"><text:span text:style-name="T4">Task 4</text:span></text:p>
          </table:table-cell>
          <table:table-cell table:style-name="Tabela13.B1" office:value-type="string">
            <text:p text:style-name="P10"><text:span text:style-name="T5">Após registo da empresa, pretendes criar um anúncio ao teu restaurante de um menu especial que vais ter no dia 1 de Junho, dia da Criança.</text:span></text:p>
            <text:p text:style-name="P5"/>
            <text:p text:style-name="P10"><text:span text:style-name="T5">Tem em conta as seguintes informações:</text:span></text:p>
            <text:p text:style-name="P5"/>
            <text:p text:style-name="P10"><text:span text:style-name="T5">Horário de funcionamento: 12h:00h</text:span></text:p>
            <text:p text:style-name="P10"><text:span text:style-name="T5">Descrição do ambiente: Acolhedor</text:span></text:p>
            <text:p text:style-name="P10"><text:span text:style-name="T5">Morada: Aveiro</text:span></text:p>
            <text:p text:style-name="P10"><text:span text:style-name="T5">Promoções/Ofertas especial: Menu dia da criança, arroz com sardinha enlatada por 5 euros.</text:span></text:p>
            <table:table table:name="Tabela10" table:style-name="Tabela10">
              <table:table-column table:style-name="Tabela10.A"/>
              <table:table-column table:style-name="Tabela10.B"/>
              <table:table-column table:style-name="Tabela10.C"/>
              <table:table-row table:style-name="Tabela10.1">
                <table:table-cell table:style-name="Tabela10.A1" office:value-type="string">
                  <text:p text:style-name="P10"><text:span text:style-name="T11"><text:line-break/>Utilizador1 -&gt; 4</text:span></text:p>
                  <text:p text:style-name="P10"><text:span text:style-name="T9">Utilizador 2 → 5</text:span></text:p>
                  <text:p text:style-name="P10"><text:span text:style-name="T10">Utilizador 3 → 3 (promoç</text:span><text:span text:style-name="T8">ões num fromulario a parte)</text:span></text:p>
                  <text:p text:style-name="P10"><text:span text:style-name="T8">Utilizador 4 → 5</text:span></text:p>
                  <text:p text:style-name="P10"><text:span text:style-name="T8">Utilizador 5 → 5</text:span></text:p>
                  <text:p text:style-name="P10"><text:span text:style-name="T8">Utilizador 6 → 5</text:span></text:p>
                  <text:p text:style-name="P10"><text:span text:style-name="T8">Utilizador 7 → 5</text:span></text:p>
                </table:table-cell>
                <table:table-cell table:style-name="Tabela10.B1" office:value-type="string">
                  <text:p text:style-name="P13"/>
                </table:table-cell>
                <table:table-cell table:style-name="Tabela10.C1" office:value-type="string">
                  <text:p text:style-name="P13"/>
                </table:table-cell>
              </table:table-row>
            </table:table>
            <text:p text:style-name="P10"><text:span text:style-name="T5">------------------------------------------------------------------------------------------</text:span></text:p>
          </table:table-cell>
        </table:table-row>
        <table:table-row table:style-name="Tabela13.2">
          <table:covered-table-cell table:style-name="Tabela13.A1"/>
          <table:table-cell table:style-name="Tabela13.B2" office:value-type="string">
            <table:table table:name="Tabela12" table:style-name="Tabela12">
              <table:table-column table:style-name="Tabela12.A"/>
              <table:table-column table:style-name="Tabela12.B"/>
              <table:table-column table:style-name="Tabela12.C"/>
              <table:table-row table:style-name="Tabela12.1">
                <table:table-cell table:style-name="Tabela12.A1" office:value-type="string">
                  <text:p text:style-name="P12"><text:span text:style-name="T5">Very difficult</text:span></text:p>
                </table:table-cell>
                <table:table-cell table:style-name="Tabela12.A1" office:value-type="string">
                  <table:table table:name="Tabela11" table:style-name="Tabela11">
                    <table:table-column table:style-name="Tabela11.A" table:number-columns-repeated="5"/>
                    <table:table-row table:style-name="Tabela11.1">
                      <table:table-cell table:style-name="Tabela11.A1" office:value-type="string">
                        <text:p text:style-name="P10"><text:span text:style-name="T5">1</text:span></text:p>
                      </table:table-cell>
                      <table:table-cell table:style-name="Tabela11.A1" office:value-type="string">
                        <text:p text:style-name="P10"><text:span text:style-name="T5">2</text:span></text:p>
                      </table:table-cell>
                      <table:table-cell table:style-name="Tabela11.A1" office:value-type="string">
                        <text:p text:style-name="P10"><text:span text:style-name="T5">3</text:span></text:p>
                      </table:table-cell>
                      <table:table-cell table:style-name="Tabela11.A1" office:value-type="string">
                        <text:p text:style-name="P10"><text:span text:style-name="T5">4</text:span></text:p>
                      </table:table-cell>
                      <table:table-cell table:style-name="Tabela11.A1" office:value-type="string">
                        <text:p text:style-name="P10"><text:span text:style-name="T5">5</text:span></text:p>
                      </table:table-cell>
                    </table:table-row>
                  </table:table>
                  <text:p text:style-name="P5"/>
                </table:table-cell>
                <table:table-cell table:style-name="Tabela12.A1" office:value-type="string">
                  <text:p text:style-name="P10"><text:span text:style-name="T5">Very easy</text:span></text:p>
                </table:table-cell>
              </table:table-row>
            </table:table>
            <text:p text:style-name="P6"/>
          </table:table-cell>
        </table:table-row>
      </table:table>
      <text:p text:style-name="P3"/>
      <text:p text:style-name="Standard">Utilzador 1 → queixou-se da barra de pesquisa n<text:span text:style-name="T12">ão permitir escrever</text:span></text:p>
      <text:p text:style-name="Standard"><text:span text:style-name="T12">utilizador 2-→ </text:span><text:span text:style-name="T13">Feedback positivo</text:span></text:p>
      <text:p text:style-name="Standard"><text:span text:style-name="T12">Utilizador 3 → mudanças a fazer: redirecionar o empresario para a area da empresa no final de criação de anúnciois, separar as promoçoes do fomulário, na parte do turista tornar as janelas mais pequenas e com mais informação. Formulario do anuncio ja vir com alguns dados preenchidos</text:span></text:p>
      <text:p text:style-name="Standard"><text:span text:style-name="T12">utilizador 4 -&gt; </text:span><text:span text:style-name="T13">Feedback neutro</text:span></text:p>
      <text:p text:style-name="Standard"><text:span text:style-name="T12">utilzador → incosistencias visuais, favoritas + visível</text:span></text:p>
      <text:p text:style-name="Standard"><text:span text:style-name="T12">utilizador6 – input para pesquisa e os filtros como estao noutro botao, mas ta nice</text:span></text:p>
      <text:p text:style-name="Standard"><text:span text:style-name="T12">utilizador 7 → adicionar o coração na janela d einspeção tb;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P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3:31:00</meta:creation-date>
    <meta:initial-creator>Marta Oliveira</meta:initial-creator>
    <dc:language>pt-PT</dc:language>
    <dc:date>2023-05-30T15:43:59.185829522</dc:date>
    <meta:editing-cycles>28</meta:editing-cycles>
    <meta:editing-duration>PT37M6S</meta:editing-duration>
    <meta:generator>LibreOffice/7.3.7.2$Linux_X86_64 LibreOffice_project/30$Build-2</meta:generator>
    <meta:document-statistic meta:table-count="13" meta:image-count="0" meta:object-count="0" meta:page-count="2" meta:paragraph-count="87" meta:word-count="391" meta:character-count="2273" meta:non-whitespace-character-count="1960"/>
    <meta:user-defined meta:name="AppVersion">15.0000</meta:user-defined>
    <meta:template xlink:type="simple" xlink:actuate="onRequest" xlink:title="Normal" xlink:href=""/>
  </office:meta>
</office:document-meta>
</file>